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れ、飲み水かと思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残念ながら海水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城に移動する？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Teleport to the castle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4-24T20:27:19+02:00</meta:creation-date>
    <dc:date>2020-04-24T20:27:1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